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tyle="italic" officeooo:rsid="000261eb" officeooo:paragraph-rsid="000261eb" style:font-style-asian="italic" style:font-style-complex="italic"/>
    </style:style>
    <style:style style:name="P2" style:family="paragraph" style:parent-style-name="Standard">
      <style:text-properties fo:font-style="italic" officeooo:rsid="00033a40" officeooo:paragraph-rsid="00033a40" style:font-style-asian="italic" style:font-style-complex="italic"/>
    </style:style>
    <style:style style:name="T1" style:family="text">
      <style:text-properties fo:font-style="normal" style:font-style-asian="normal" style:font-style-complex="normal"/>
    </style:style>
    <style:style style:name="T2" style:family="text">
      <style:text-properties fo:font-style="normal" officeooo:rsid="00033a40" style:font-style-asian="normal" style:font-style-complex="normal"/>
    </style:style>
    <style:style style:name="T3" style:family="text">
      <style:text-properties fo:font-style="normal" officeooo:rsid="000480b9"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Differentiated Classroom <text:span text:style-name="T1">by Carol Ann Tomlinson </text:span></text:p>
      <text:p text:style-name="P1"><text:span text:style-name="T1"><text:tab/>In her essay </text:span>The Differentiated Classroom, <text:span text:style-name="T1">Carol Ann Tomlinson highlights the importance of creating a diverse classroom in which all students of all levels of learning can learn. Tomlinson points out that holding remedial classes for slower learning students often times causes instructors to lessen expectations and develop easier material, which prevents these students from bridging the gap, resulting in very little upward movement. Meanwhile, Tomlinson also indicates that a homogeneous approach to teaching a mix of students – as is the tradition – is often ineffective in reaching all students. Since every student comes from a different background and learns in different ways, Tomlinson argues that the homogeneous approach is ineffective for students at both the lower and upper ends of the spectrum as slower learning students begin to fall behind and faster learning students spend more time teaching their classmates the material as opposed to learning the next part of material. To remedy this issue, Tomlison encourages instructors to focus their efforts on developing </text:span><text:span text:style-name="T2">strategies to diversify the classroom so every student receives the attention they need. </text:span></text:p>
      <text:p text:style-name="P1"><text:span text:style-name="T2"/></text:p>
      <text:p text:style-name="P2">Structure Matters: Twenty One Teaching Strategies To Promote Student Engagement and Cultivate Classroom Equity <text:span text:style-name="T1"><text:s/>by Kimberly D. Tanner</text:span></text:p>
      <text:p text:style-name="P2"><text:span text:style-name="T1"><text:tab/>The article </text:span>Structure Matters: Twenty One Teaching Strategies To Promote Student Engagement and Cultivate Classroom Equity <text:span text:style-name="T1"><text:s/>by Kimberly D. Tanner addresses issues in traditional classroom structures in the collegiate biology setting. She begins by indicating that all students enter class with a diverse background and different approaches to learning. Because of this, Tanner makes suggestions on how to build a more effective learning environment that is more inclusive of all the different forms of students, including strategies in giving students opportunities to think and talk about class concepts, encouraging and demanding participation from all students, and creating an inclusive community for every student. In each of these areas of focus, Tanner describes several methods to achieve the desired outcome, whether it be waiting longer for a response from students to encourage them to think longer and gather thoughts or </text:span><text:span text:style-name="T3">gathering assessment knowledge from every student every class to force all students to try to learn the material and give feedback about their current state. In the end, Tanner concludes that, while there is no “right” answer to creating the optimal learning environment for all contexts, it is the responsibility of the instructor to find what works best by trying multiple strategies and maintaining consistency to help all students lear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0T22:52:41.528876608</meta:creation-date>
    <meta:generator>LibreOffice/5.1.4.2$Linux_X86_64 LibreOffice_project/10m0$Build-2</meta:generator>
    <dc:date>2016-10-31T11:01:51.949714228</dc:date>
    <meta:editing-duration>PT11H38M8S</meta:editing-duration>
    <meta:editing-cycles>1</meta:editing-cycles>
    <meta:document-statistic meta:table-count="0" meta:image-count="0" meta:object-count="0" meta:page-count="1" meta:paragraph-count="4" meta:word-count="411" meta:character-count="2736" meta:non-whitespace-character-count="2320"/>
  </office:meta>
</office:document-meta>
</file>